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kkhinee" svg:font-family="Dakkhinee" style:font-pitch="variable"/>
    <style:font-face style:name="Dakkhini Regular" svg:font-family="'Dakkhini Regula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Dakkhini Regular" style:font-name-complex="Dakkhini 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<text:soft-page-break/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<text:soft-page-break/>পৌ<text:tab/>ফৌ<text:tab/>বৌ<text:tab/>ভৌ<text:tab/>মৌ<text:tab/>যৌ<text:tab/>রৌ<text:tab/>লৌ<text:tab/>শৌ<text:tab/>ষৌ</text:p>
      <text:p text:style-name="P1"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ক্‌+ষ<text:tab/><text:tab/>ক্ষ</text:p>
      <text:p text:style-name="P1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গ্‌+র+ু<text:tab/><text:tab/>গ্রু</text:p>
      <text:p text:style-name="P1"><text:soft-page-break/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1">Conjuncts of চ্</text:p>
      <text:p text:style-name="P1">চ্‌+চ<text:tab/><text:tab/>চ্চ</text:p>
      <text:p text:style-name="P1">চ্‌+ছ<text:tab/><text:tab/>চ্ছ</text:p>
      <text:p text:style-name="P1">চ্‌+ছ+ব<text:tab/><text:tab/>চ্ছ্ব</text:p>
      <text:p text:style-name="P1">চ্‌+ছ+র<text:tab/><text:tab/>চ্ছ্র</text:p>
      <text:p text:style-name="P1">চ্‌+ঞ<text:tab/><text:tab/>চ্ঞ</text:p>
      <text:p text:style-name="P1">চ্‌+ন<text:tab/><text:tab/>চ্ন</text:p>
      <text:p text:style-name="P1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ট্‌+ট<text:tab/><text:tab/>ট্ট</text:p>
      <text:p text:style-name="P1">ট্‌+ব<text:tab/><text:tab/>ট্ব</text:p>
      <text:p text:style-name="P1">ট্‌+ম<text:tab/><text:tab/>ট্ম</text:p>
      <text:p text:style-name="P1">ট্‌+য<text:tab/><text:tab/>ট্য</text:p>
      <text:p text:style-name="P1">ট্‌+র<text:tab/><text:tab/>ট্র</text:p>
      <text:p text:style-name="P1"><text:soft-page-break/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1">ত্‌+ত+ব<text:tab/><text:tab/>ত্ত্ব</text:p>
      <text:p text:style-name="P1"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1">দ্‌+দ+ব<text:tab/><text:tab/>দ্দ্ব</text:p>
      <text:p text:style-name="P1">দ্‌+ধ<text:tab/><text:tab/>দ্ধ</text:p>
      <text:p text:style-name="P1"><text:soft-page-break/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1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1">ন্‌+দ+ব<text:tab/><text:tab/>ন্দ্ব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1">ন্‌+ন<text:tab/><text:tab/>ন্ন</text:p>
      <text:p text:style-name="P1">ন্‌+ব<text:tab/><text:tab/>ন্ব</text:p>
      <text:p text:style-name="P1">ন্‌+ম<text:tab/><text:tab/>ন্ম</text:p>
      <text:p text:style-name="P1"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1">প্‌+ন<text:tab/><text:tab/>প্ন</text:p>
      <text:p text:style-name="P1">প্‌+প<text:tab/><text:tab/>প্প</text:p>
      <text:p text:style-name="P1"><text:soft-page-break/>প্‌+য<text:tab/><text:tab/>প্য</text:p>
      <text:p text:style-name="P1">প্‌+র<text:tab/><text:tab/>প্র</text:p>
      <text:p text:style-name="P1">প্‌+র+য<text:tab/><text:tab/>প্র্য</text:p>
      <text:p text:style-name="P1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...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<text:soft-page-break/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1">শ্‌+চ<text:tab/><text:tab/>শ্চ</text:p>
      <text:p text:style-name="P1">শ্‌+ছ<text:tab/><text:tab/>শ্ছ</text:p>
      <text:p text:style-name="P1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1">ষ্‌+ব<text:tab/><text:tab/>ষ্ব</text:p>
      <text:p text:style-name="P1">ষ্‌+ম<text:tab/><text:tab/>ষ্ম</text:p>
      <text:p text:style-name="P1">ষ্‌+য<text:tab/><text:tab/>ষ্য</text:p>
      <text:p text:style-name="P1"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1"><text:soft-page-break/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1">হ্‌+ণ<text:tab/><text:tab/>হ্ণ</text:p>
      <text:p text:style-name="P1">হ্‌+ন<text:tab/><text:tab/>হ্ন</text:p>
      <text:p text:style-name="P1">হ্‌+ব<text:tab/>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1">হ্‌+ল<text:tab/><text:tab/>হ্ল</text:p>
      <text:p text:style-name="P1"/>
      <text:p text:style-name="P1">DIACRITICAL MARKS</text:p>
      <text:p text:style-name="P1"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কঃ<text:tab/>খঃ<text:tab/>গঃ<text:tab/>ঘঃ<text:tab/>ঙঃ<text:tab/>চঃ<text:tab/>ছঃ<text:tab/>জঃ<text:tab/>ঝঃ<text:tab/>ঞঃ</text:p>
      <text:p text:style-name="P1"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><text:soft-page-break/></text:p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<text:soft-page-break/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<text:soft-page-break/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/>
      <text:p text:style-name="P1">The Document may include Warranty Disclaimers next to the notice which</text:p>
      <text:p text:style-name="P1"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<text:soft-page-break/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/>
      <text:p text:style-name="P1">4. MODIFICATIONS</text:p>
      <text:p text:style-name="P1"/>
      <text:p text:style-name="P1">You may copy and distribute a Modified Version of the Document under</text:p>
      <text:p text:style-name="P1"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oft-page-break/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><text:soft-page-break/></text:p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><text:soft-page-break/></text:p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<text:soft-page-break/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kkhinee" svg:font-family="Dakkhinee" style:font-pitch="variable"/>
    <style:font-face style:name="Dakkhini Regular" svg:font-family="'Dakkhini Regular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3:28:08.860746991</dc:date>
    <meta:editing-duration>PT4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7" meta:paragraph-count="700" meta:word-count="4646" meta:character-count="23435" meta:non-whitespace-character-count="19039"/>
  </office:meta>
</office:document-meta>
</file>